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B7DA4DD4BAECD386.jpg" manifest:media-type="image/jpeg"/>
  <manifest:file-entry manifest:full-path="Pictures/10000000000000080000000820A1E16DA75ED13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ExtraBold" svg:font-family="'Noto Sans ExtraBold'" style:font-family-generic="swiss" style:font-pitch="variable"/>
    <style:font-face style:name="Noto Serif" svg:font-family="'Noto Serif'" style:font-adornments="太字" style:font-family-generic="roman" style:font-pitch="variable"/>
    <style:font-face style:name="Noto Serif CJK JP" svg:font-family="'Noto Serif CJK JP'" style:font-adornments="標準" style:font-family-generic="roman" style:font-pitch="variable"/>
    <style:font-face style:name="Noto Serif CJK JP Black" svg:font-family="'Noto Serif CJK JP Black'" style:font-adornments="標準" style:font-family-generic="roman" style:font-pitch="variable"/>
    <style:font-face style:name="Source Serif Pro Black" svg:font-family="'Source Serif Pro Black'" style:font-family-generic="roman"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0c03af" officeooo:paragraph-rsid="000c03af" style:font-weight-asian="bold" style:font-weight-complex="bold"/>
    </style:style>
    <style:style style:name="P2" style:family="paragraph" style:parent-style-name="Standard">
      <loext:graphic-properties draw:fill="none"/>
      <style:paragraph-properties fo:margin-left="3.6cm" fo:margin-right="0cm" fo:text-align="justify" style:justify-single-word="false" fo:text-indent="0cm" style:auto-text-indent="false" fo:background-color="transparent"/>
      <style:text-properties fo:font-weight="bold" officeooo:rsid="000c03af" officeooo:paragraph-rsid="000c03af" style:font-weight-asian="bold" style:font-weight-complex="bold"/>
    </style:style>
    <style:style style:name="P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fo:font-weight="bold" officeooo:rsid="000c03af" officeooo:paragraph-rsid="000c03af" style:font-weight-asian="bold" style:font-weight-complex="bold"/>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0c03af" officeooo:paragraph-rsid="000dfc1c" style:font-weight-asian="normal" style:font-weight-complex="normal"/>
    </style:style>
    <style:style style:name="P5" style:family="paragraph" style:parent-style-name="Standard">
      <style:paragraph-properties fo:margin-top="0.503cm" fo:margin-bottom="0.503cm" style:contextual-spacing="false" fo:text-align="justify" style:justify-single-word="false"/>
      <style:text-properties style:font-name="Times New Roman" fo:font-weight="bold" officeooo:rsid="000c03af" officeooo:paragraph-rsid="000c03af" style:font-weight-asian="bold" style:font-weight-complex="bold"/>
    </style:style>
    <style:style style:name="P6" style:family="paragraph" style:parent-style-name="Standard" style:master-page-name="">
      <loext:graphic-properties draw:fill="none"/>
      <style:paragraph-properties fo:margin-left="0cm" fo:margin-right="0cm" fo:margin-top="0.201cm" fo:margin-bottom="0.201cm" style:contextual-spacing="false" fo:text-align="justify" style:justify-single-word="false" fo:text-indent="1.199cm" style:auto-text-indent="false" style:page-number="auto" fo:background-color="transparent"/>
      <style:text-properties style:font-name="Times New Roman" fo:font-weight="bold" officeooo:rsid="000c03af" officeooo:paragraph-rsid="000c03af" style:font-weight-asian="bold" style:font-weight-complex="bold"/>
    </style:style>
    <style:style style:name="P7" style:family="paragraph" style:parent-style-name="Standard" style:master-page-name="">
      <loext:graphic-properties draw:fill="none"/>
      <style:paragraph-properties fo:margin-left="3.6cm" fo:margin-right="0cm" fo:margin-top="0.603cm" fo:margin-bottom="0.603cm" style:contextual-spacing="false" fo:text-align="justify" style:justify-single-word="false" fo:text-indent="0cm" style:auto-text-indent="false" style:page-number="auto" fo:background-color="transparent"/>
      <style:text-properties style:font-name="Times New Roman" fo:font-weight="bold" officeooo:rsid="000c03af" officeooo:paragraph-rsid="000c03af" style:font-weight-asian="bold" style:font-weight-complex="bold"/>
    </style:style>
    <style:style style:name="P8" style:family="paragraph" style:parent-style-name="Standard" style:master-page-name="">
      <loext:graphic-properties draw:fill="none"/>
      <style:paragraph-properties fo:margin-left="0cm" fo:margin-right="0cm" fo:margin-top="0cm" fo:margin-bottom="0cm" style:contextual-spacing="false" fo:text-align="justify" style:justify-single-word="false" fo:text-indent="1.199cm" style:auto-text-indent="false" style:page-number="auto" fo:background-color="transparent"/>
      <style:text-properties style:font-name="Times New Roman" fo:font-weight="normal" officeooo:rsid="000dfc1c" officeooo:paragraph-rsid="000dfc1c" style:font-weight-asian="normal" style:font-weight-complex="normal"/>
    </style:style>
    <style:style style:name="P9" style:family="paragraph" style:parent-style-name="Standard">
      <loext:graphic-properties draw:fill="none"/>
      <style:paragraph-properties fo:margin-left="0cm" fo:margin-right="0cm" fo:margin-top="0cm" fo:margin-bottom="0cm" style:contextual-spacing="false" fo:text-align="justify" style:justify-single-word="false" fo:text-indent="1.199cm" style:auto-text-indent="false" fo:background-color="transparent"/>
      <style:text-properties style:font-name="Times New Roman" fo:font-weight="normal" officeooo:rsid="000dfc1c" officeooo:paragraph-rsid="000dfc1c" style:font-weight-asian="normal" style:font-weight-complex="normal"/>
    </style:style>
    <style:style style:name="P10" style:family="paragraph" style:parent-style-name="Standard">
      <loext:graphic-properties draw:fill="none"/>
      <style:paragraph-properties fo:margin-left="0cm" fo:margin-right="0cm" fo:margin-top="0.201cm" fo:margin-bottom="0.201cm" style:contextual-spacing="false" fo:text-align="justify" style:justify-single-word="false" fo:text-indent="1.199cm" style:auto-text-indent="false" fo:background-color="transparent"/>
      <style:text-properties style:font-name="Times New Roman" fo:font-weight="normal" officeooo:rsid="000dfc1c" officeooo:paragraph-rsid="000dfc1c" style:font-weight-asian="normal" style:font-weight-complex="normal"/>
    </style:style>
    <style:style style:name="P11"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Times New Roman" fo:font-weight="normal" officeooo:rsid="000dfc1c" officeooo:paragraph-rsid="000dfc1c" style:font-weight-asian="normal" style:font-weight-complex="normal"/>
    </style:style>
    <style:style style:name="P12" style:family="paragraph">
      <loext:graphic-properties draw:fill="solid" draw:fill-color="#039be5" draw:secondary-fill-color="#5e35b1" draw:opacity="1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039be5" draw:secondary-fill-color="#5e35b1" draw:opacity="1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Times New Roman"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900" style:letter-kerning="true" style:font-name-asian="Noto Serif CJK JP Black"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6" style:family="paragraph">
      <loext:graphic-properties draw:fill="none" draw:fill-color="#2a6099" draw:secondary-fill-color="#b3b3b3" draw:gradient-step-count="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900" style:letter-kerning="true" style:font-name-asian="Noto Serif CJK JP Black"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900" style:letter-kerning="true" style:font-name-asian="Noto Serif CJK JP Black"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gr1"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39be5" draw:secondary-fill-color="#5e35b1" draw:opacity="100%" draw:fill-image-width="0cm" draw:fill-image-height="0cm" style:repeat="repeat" draw:textarea-horizontal-align="center" draw:textarea-vertical-align="middle" draw:auto-grow-height="false" draw:fit-to-size="false" style:shrink-to-fit="false" fo:min-height="4.995cm" fo:min-width="13.372cm" fo:padding-top="0.131cm" fo:padding-bottom="0.131cm" fo:padding-left="0.25cm" fo:padding-right="0.25cm" fo:wrap-option="wrap" draw:shadow="visible" draw:shadow-offset-x="0.3cm" draw:shadow-offset-y="0.3cm" draw:shadow-color="#ff4000" draw:shadow-opacity="100%" style:run-through="foreground" style:wrap="run-through" style:number-wrapped-paragraphs="no-limit" style:vertical-pos="from-top" style:vertical-rel="paragraph-content" style:horizontal-pos="from-left" style:horizontal-rel="paragraph-content"/>
      <style:paragraph-properties style:writing-mode="lr-tb"/>
    </style:style>
    <style:style style:name="gr2"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39be5" draw:secondary-fill-color="#5e35b1" draw:opacity="100%" draw:fill-image-width="0cm" draw:fill-image-height="0cm" style:repeat="repeat" draw:textarea-horizontal-align="center" draw:textarea-vertical-align="middle" draw:auto-grow-height="false" draw:fit-to-size="false" style:shrink-to-fit="false" fo:min-height="2.122cm" fo:min-width="9.264cm" fo:padding-top="0.131cm" fo:padding-bottom="0.131cm" fo:padding-left="0.25cm" fo:padding-right="0.25cm" fo:wrap-option="wrap" draw:shadow="visible" draw:shadow-offset-x="0.3cm" draw:shadow-offset-y="0.3cm" draw:shadow-color="#ff4000" draw:shadow-opacity="100%"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width="0.026cm" svg:stroke-color="#000080" draw:marker-start="" draw:marker-start-width="0.3cm" draw:marker-start-center="false" draw:marker-end="" draw:marker-end-width="0.3cm" draw:marker-end-center="false" draw:stroke-linejoin="miter" draw:fill="none" draw:fill-color="#2a6099" draw:secondary-fill-color="#b3b3b3" draw:gradient-step-count="0" draw:textarea-horizontal-align="center" draw:textarea-vertical-align="middle" draw:auto-grow-height="false" draw:fit-to-size="false" style:shrink-to-fit="false" fo:min-height="4.172cm" fo:min-width="8.361cm" fo:padding-top="0.131cm" fo:padding-bottom="0.131cm" fo:padding-left="0.25cm" fo:padding-right="0.25cm" fo:wrap-option="wrap" draw:shadow="visible" draw:shadow-offset-x="-0.353cm" draw:shadow-offset-y="0cm" draw:shadow-color="#ed4c05" draw:shadow-opacity="100%"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custom-shape text:anchor-type="paragraph" draw:z-index="1" draw:name="Retro 2" draw:style-name="gr2" draw:text-style-name="P14" svg:width="9.764cm" svg:height="2.382cm" svg:x="3.343cm" svg:y="0.152cm"><text:p text:style-name="P13"><text:span text:style-name="T6">Informática Básica</text:span></text:p><draw:enhanced-geometry svg:viewBox="0 0 21600 21600" draw:mirror-horizontal="false" draw:mirror-vertical="false" draw:extrusion="true" draw:extrusion-first-light-direction="(-50000 -50000 10000)" draw:extrusion-second-light-direction="(50000 0 10000)" draw:extrusion-viewpoint="(3.472cm 3.472cm 25cm)" draw:extrusion-origin="0.5 0.5" draw:extrusion-skew="50 135" dr3d:shade-mode="flat" draw:extrusion-metal="false" draw:extrusion-specularity="122%" draw:extrusion-diffusion="0%"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slant-up" draw:modifiers="10028.5714285714" draw:enhanced-path="M 0 ?f0 L 21600 0 N M 0 21600 L 21600 ?f1 N"><draw:equation draw:name="f0" draw:formula="$0 "/><draw:equation draw:name="f1" draw:formula="21600-$0 "/><draw:handle draw:handle-position="left $0" draw:handle-range-y-minimum="0" draw:handle-range-y-maximum="15400"/></draw:enhanced-geometry></draw:custom-shape></text:p>
      <text:p text:style-name="P1"/>
      <text:p text:style-name="P1"/>
      <text:p text:style-name="P1"/>
      <text:p text:style-name="P1"><draw:custom-shape text:anchor-type="paragraph" draw:z-index="0" draw:name="Faster 1" draw:style-name="gr3" draw:text-style-name="P16" svg:width="8.861cm" svg:height="4.432cm" svg:x="9.917cm" svg:y="0.275cm"><text:p text:style-name="P15"><text:span text:style-name="T7">Faster</text:span></text:p><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2571.4285714286"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5"><draw:custom-shape text:anchor-type="paragraph" draw:z-index="2" draw:name="Retro 1" draw:style-name="gr1" draw:text-style-name="P12" svg:width="13.872cm" svg:height="5.257cm" svg:x="3.487cm" svg:y="0.753cm"><text:p/><draw:enhanced-geometry svg:viewBox="0 0 21600 21600" draw:mirror-horizontal="false" draw:mirror-vertical="false" draw:extrusion="true" draw:extrusion-first-light-direction="(-50000 -50000 10000)" draw:extrusion-second-light-direction="(50000 0 10000)" draw:extrusion-viewpoint="(3.472cm 3.472cm 25cm)" draw:extrusion-origin="0.5 0.5" draw:extrusion-skew="50 135" dr3d:shade-mode="flat" draw:extrusion-metal="false" draw:extrusion-specularity="122%" draw:extrusion-diffusion="0%"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slant-up" draw:modifiers="11711.4649681529" draw:enhanced-path="M 0 ?f0 L 21600 0 N M 0 21600 L 21600 ?f1 N"><draw:equation draw:name="f0" draw:formula="$0 "/><draw:equation draw:name="f1" draw:formula="21600-$0 "/><draw:handle draw:handle-position="left $0" draw:handle-range-y-minimum="0" draw:handle-range-y-maximum="15400"/></draw:enhanced-geometry></draw:custom-shape>Introdução</text:p>
      <text:p text:style-name="P6"><text:span text:style-name="T1">Com o avanço da </text:span><text:span text:style-name="T3">tecnologia</text:span><text:span text:style-name="T5"> nas últimas décadas, principalmente dos computadores, discute-se cada vez mais a utilização de recursos da informática na educação. </text:span></text:p>
      <text:p text:style-name="P7"><text:span text:style-name="T4">Aplicação dos recursos de informática na educação</text:span></text:p>
      <text:p text:style-name="P8"><text:span text:style-name="T4">Muitas escolas do Brasil já possuem um laboratório de informática com acesso à Internet, softwares educacionais e programas básicos (editores de texto, programas de edição de imagens e apresentações, planilhas de cálculo, etc). Porém, basta ter os recursos? Como utilizá-los de maneira a garantir o desenvolvimento do aluno? Estas são apenas algumas questões levantadas por educadores brasileiros.</text:span></text:p>
      <text:p text:style-name="P10"><text:span text:style-name="T4">Em primeiro lugar, temos que partir do princípio de que o computador é apenas uma ferramenta. Sozinho, não é capaz de trazer avanços educacionais. Uma </text:span><text:span text:style-name="T2">escola</text:span><text:span text:style-name="T4"> que resolve utilizá-lo como recurso didático necessita de bons professores, preparados e treinados, para utilizar os recursos oferecidos por este sistema tecnológico de forma significativa.</text:span></text:p>
      <text:p text:style-name="P9"><text:span text:style-name="T4">Colocar qualquer software para os alunos usarem não gera aprendizado. É importante que a escola tenha um projeto pedagógico que envolva a utilização do computador e seus recursos. O aluno não pode ser um mero digitador, mais sim, ser estimulado a produzir conhecimentos com o uso do computador. Nesse sentido, o professor deve agir como um orientador o projeto que está sendo desenvolvido.</text:span></text:p>
      <text:p text:style-name="P10"><text:span text:style-name="T4">O uso da </text:span><text:span text:style-name="T2">Internet</text:span><text:span text:style-name="T4"> também é um caso importante. De nada adianta pedir para um aluno fazer uma pesquisa na Internet sem as devidas orientações. Cada professor instruiu os alunos para que estes não façam simples cópias de textos encontrados em sites. Apenas copiando, os alunos não vão aprender. As orientações devem ser no sentido de como elaborar uma pesquisa, como encontrar sites confiáveis, como gerar conhecimentos com material pesquisado, etc.</text:span></text:p>
      <text:p text:style-name="P11"><text:span text:style-name="T4">Outro ponto importante é o incentivo à criação. O aluno não deve ser colocado de forma passiva diante do computador. As ferramentas tecnológicas devem servir de base para criação. Uma planilha de cálculos, por exemplo, pode ser usado para um trabalho de </text:span><text:span text:style-name="T2">Matemática</text:span><text:span text:style-name="T4"> com dados estatísticos, criando fórmulas e gerando gráficos. Um editor de textos pode ser usado para a criação de um jornal com notícias e informações sobre o conteúdo de uma disciplina. Um programa de apresentação (PowerPoint) apresenta inúmeras possibilidades na elaboração de aulas com imagens, sons e outros elementos multimídia.</text:span></text:p>
      <text:p text:style-name="P4"/>
      <text:p text:style-name="P2"><text:span text:style-name="T4"/></text:p>
      <text:p text:style-name="P3"><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ExtraBold" svg:font-family="'Noto Sans ExtraBold'" style:font-family-generic="swiss" style:font-pitch="variable"/>
    <style:font-face style:name="Noto Serif" svg:font-family="'Noto Serif'" style:font-adornments="太字" style:font-family-generic="roman" style:font-pitch="variable"/>
    <style:font-face style:name="Noto Serif CJK JP" svg:font-family="'Noto Serif CJK JP'" style:font-adornments="標準" style:font-family-generic="roman" style:font-pitch="variable"/>
    <style:font-face style:name="Noto Serif CJK JP Black" svg:font-family="'Noto Serif CJK JP Black'" style:font-adornments="標準" style:font-family-generic="roman" style:font-pitch="variable"/>
    <style:font-face style:name="Source Serif Pro Black" svg:font-family="'Source Serif Pro Black'" style:font-family-generic="roman" style:font-pitch="variable"/>
    <style:font-face style:name="Tahoma" svg:font-family="Tahoma" style:font-pitch="variable"/>
    <style:font-face style:name="Times New Roman" svg:font-family="'Times New Roman'" style:font-family-generic="roman" style:font-pitch="variable"/>
  </office:font-face-decls>
  <office:styles>
    <draw:gradient draw:name="Pastel_20_Bouquet" draw:display-name="Pastel Bouquet" draw:style="linear" draw:start-color="#dde8cb" draw:end-color="#ffd7d7" draw:start-intensity="100%" draw:end-intensity="100%" draw:angle="30deg" draw:border="0%"/>
    <draw:hatch draw:name="Black_20_0_20_Degrees" draw:display-name="Black 0 Degrees" draw:style="single" draw:color="#000000" draw:distance="0.102cm" draw:rotation="0"/>
    <draw:fill-image draw:name="_35__20_Percent" draw:display-name="5 Percent" xlink:href="Pictures/10000000000000080000000820A1E16DA75ED138.png" xlink:type="simple" xlink:show="embed" xlink:actuate="onLoad"/>
    <draw:fill-image draw:name="Painted_20_White" draw:display-name="Painted White" xlink:href="Pictures/100000000000020000000200B7DA4DD4BAECD386.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dashed #000000" fo:padding="0.04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10:20:12.655000000</meta:creation-date>
    <dc:date>2022-04-04T11:17:30.411000000</dc:date>
    <meta:editing-duration>PT56S</meta:editing-duration>
    <meta:editing-cycles>1</meta:editing-cycles>
    <meta:document-statistic meta:table-count="0" meta:image-count="0" meta:object-count="0" meta:page-count="1" meta:paragraph-count="8" meta:word-count="366" meta:character-count="2396" meta:non-whitespace-character-count="2037"/>
    <meta:generator>LibreOffice/7.2.5.2$Windows_X86_64 LibreOffice_project/499f9727c189e6ef3471021d6132d4c694f357e5</meta:generator>
  </office:meta>
</office:document-meta>
</file>